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604" officeooo:paragraph-rsid="00086604"/>
    </style:style>
    <style:style style:name="P2" style:family="paragraph" style:parent-style-name="Standard">
      <style:text-properties officeooo:rsid="00090e69" officeooo:paragraph-rsid="00090e69"/>
    </style:style>
    <style:style style:name="P3" style:family="paragraph" style:parent-style-name="Standard">
      <style:text-properties officeooo:rsid="00090e69" officeooo:paragraph-rsid="0009d671"/>
    </style:style>
    <style:style style:name="P4" style:family="paragraph" style:parent-style-name="Standard">
      <style:text-properties officeooo:rsid="00124d08" officeooo:paragraph-rsid="00124d08"/>
    </style:style>
    <style:style style:name="P5" style:family="paragraph" style:parent-style-name="Standard">
      <style:text-properties officeooo:rsid="0013bfdd" officeooo:paragraph-rsid="0013bfdd"/>
    </style:style>
    <style:style style:name="P6" style:family="paragraph" style:parent-style-name="Standard">
      <style:text-properties officeooo:rsid="0018e57d" officeooo:paragraph-rsid="0018e57d"/>
    </style:style>
    <style:style style:name="P7" style:family="paragraph" style:parent-style-name="Standard">
      <style:text-properties officeooo:rsid="001a51c0" officeooo:paragraph-rsid="001a51c0"/>
    </style:style>
    <style:style style:name="P8" style:family="paragraph" style:parent-style-name="Standard">
      <style:text-properties officeooo:rsid="001fbf30" officeooo:paragraph-rsid="001fbf30"/>
    </style:style>
    <style:style style:name="T1" style:family="text">
      <style:text-properties officeooo:rsid="0009d671"/>
    </style:style>
    <style:style style:name="T2" style:family="text">
      <style:text-properties officeooo:rsid="000b6528"/>
    </style:style>
    <style:style style:name="T3" style:family="text">
      <style:text-properties officeooo:rsid="000d5876"/>
    </style:style>
    <style:style style:name="T4" style:family="text">
      <style:text-properties officeooo:rsid="0013bfdd"/>
    </style:style>
    <style:style style:name="T5" style:family="text">
      <style:text-properties officeooo:rsid="00150d6c"/>
    </style:style>
    <style:style style:name="T6" style:family="text">
      <style:text-properties officeooo:rsid="00164925"/>
    </style:style>
    <style:style style:name="T7" style:family="text">
      <style:text-properties officeooo:rsid="001715a3"/>
    </style:style>
    <style:style style:name="T8" style:family="text">
      <style:text-properties officeooo:rsid="001a51c0"/>
    </style:style>
    <style:style style:name="T9" style:family="text">
      <style:text-properties officeooo:rsid="001bf778"/>
    </style:style>
    <style:style style:name="T10" style:family="text">
      <style:text-properties officeooo:rsid="001c79aa"/>
    </style:style>
    <style:style style:name="T11" style:family="text">
      <style:text-properties officeooo:rsid="001dc4a8"/>
    </style:style>
    <style:style style:name="T12" style:family="text">
      <style:text-properties officeooo:rsid="0020d3e7"/>
    </style:style>
    <style:style style:name="T13" style:family="text">
      <style:text-properties officeooo:rsid="0021a541"/>
    </style:style>
    <style:style style:name="T14" style:family="text">
      <style:text-properties officeooo:rsid="0022fc20"/>
    </style:style>
    <style:style style:name="T15" style:family="text">
      <style:text-properties officeooo:rsid="0023d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íveis de requisitos </text:p>
      <text:p text:style-name="P2"/>
      <text:p text:style-name="P3"><text:span text:style-name="T1">Intro </text:span><text:s/></text:p>
      <text:p text:style-name="P2">-<text:span text:style-name="T2">definir bem os requisitos é muito importante </text:span></text:p>
      <text:p text:style-name="P2">-<text:span text:style-name="T3">o que se espera do sistema, pois ele provavelmente irá substituir um sistema antigo que já não <text:tab/>atende as necessidades atuais, ou até mesmo automatizar atividades que hoje são manuais.</text:span></text:p>
      <text:p text:style-name="P2"/>
      <text:p text:style-name="P4">Requisitos</text:p>
      <text:p text:style-name="P4">-<text:span text:style-name="T4">requisitos estão ligados a necessidade de um sistema </text:span></text:p>
      <text:p text:style-name="P4"/>
      <text:p text:style-name="P5">Requisitos classificados por níveis </text:p>
      <text:p text:style-name="P5">-<text:span text:style-name="T5">requisitos do usuário: é a necessidade crua do que o usuário espera que o sistema proporcione. </text:span></text:p>
      <text:p text:style-name="P5">-<text:span text:style-name="T5">requisito de sistema: são ações mais técnicas das ações do sistema, como se o requisito do usuário <text:tab/>fosse descon</text:span><text:span text:style-name="T6">s</text:span><text:span text:style-name="T5">tru</text:span><text:span text:style-name="T7">í</text:span><text:span text:style-name="T5">do em várias necessidades, que se transformam em requisitos de sistema.</text:span></text:p>
      <text:p text:style-name="P5"/>
      <text:p text:style-name="P6">Requisitos de usuário </text:p>
      <text:p text:style-name="P6">-<text:span text:style-name="T8">Os requisitos de usuário explanam de maneira simples e não técnica, o que ele espera do sistema, <text:tab/>porque ele precisa do sistema, como ele imagina que o sistema vai ser útil pra ele. </text:span></text:p>
      <text:p text:style-name="P6">-<text:span text:style-name="T8">nesta etapa não importa a parte técnica, de linguagem, tecnologia e etc… pois ele provavelmente <text:tab/>não entende nada disso, ele só quer que o sistema atenda a necessidade dele. </text:span></text:p>
      <text:p text:style-name="P6">-<text:span text:style-name="T12">em uma linguagem mais informal</text:span></text:p>
      <text:p text:style-name="P6"/>
      <text:p text:style-name="P7">Requisitos de sistema </text:p>
      <text:p text:style-name="P7">-<text:span text:style-name="T9">O requisito de sistema, é gerado após a captação e desconstrução do requisito de usuário. A partir disso, os requisitos de sistemas são de maneira macro, o que será necessário para atender as necessidades do usuário, quais tecnologias, linguagens etc… </text:span></text:p>
      <text:p text:style-name="P7">-<text:span text:style-name="T13">os requisitos de sistema derivam dos requisitos de usuário, </text:span><text:span text:style-name="T14">um detalhamento</text:span><text:span text:style-name="T13"> </text:span></text:p>
      <text:p text:style-name="P7">-<text:span text:style-name="T15">serve de base para projetar o sistema</text:span></text:p>
      <text:p text:style-name="P7"/>
      <text:p text:style-name="P7">stakeholders <text:span text:style-name="T10">= partes interessadas </text:span><text:span text:style-name="T11">(usuarios, desenvolvedores, não é só o cliente)</text:span></text:p>
      <text:p text:style-name="P7"/>
      <text:p text:style-name="P8">ordem: requisitos de usuário (mais crua e abrangente) se transforma em requisito de sistemas(mais técnico) que se transforma em especificações(mais técnico ainda, são as enviadas aos desenvolvedores)</text:p>
      <text:p text:style-name="P8"/>
      <text:p text:style-name="P8">lembrando que os requisitos tanto de usuários quanto de sistemas, são os mesmo, porem descritos cada qual no seu NÍVEL de entendimento 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1:08:34.521000000</meta:creation-date>
    <dc:date>2024-06-01T14:41:21.334000000</dc:date>
    <meta:editing-duration>PT3H32M35S</meta:editing-duration>
    <meta:editing-cycles>2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0" meta:word-count="290" meta:character-count="1861" meta:non-whitespace-character-count="1573"/>
  </office:meta>
</office:document-meta>
</file>